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8-04" calcext:value-type="date">
            <text:p>04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15]-[.F1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11-06" calcext:value-type="date">
            <text:p>06/11/2025</text:p>
          </table:table-cell>
          <table:table-cell table:style-name="ce67" table:formula="of:=[.C16]-[.F1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6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1:29:04.242474400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29:04.249543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4:02</meta:creation-date>
    <dc:date>2025-11-13T11:29:17.219109800</dc:date>
    <meta:print-date>2019-12-18T08:56:40.082000000</meta:print-date>
    <dc:language>pt-PT</dc:language>
    <meta:editing-cycles>669</meta:editing-cycles>
    <meta:editing-duration>PT21H21M5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